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c0a8" officeooo:paragraph-rsid="0019c0a8"/>
    </style:style>
    <style:style style:name="P2" style:family="paragraph" style:parent-style-name="Standard">
      <style:text-properties style:font-name="Calibri" fo:font-size="11pt" officeooo:rsid="0019c0a8" officeooo:paragraph-rsid="0019c0a8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of the material, including the full interactive game, that will presented to partipants, will be online only, on the following website:</text:p>
      <text:p text:style-name="P2"/>
      <text:p text:style-name="P1"><text:a xlink:type="simple" xlink:href="https://ochil-ds.co.uk/shiny/GMSEGAME/" text:style-name="Internet_20_link" text:visited-style-name="Visited_20_Internet_20_Link"><text:span text:style-name="T2">https://ochil-ds.co.uk/shiny/GMSEGAME/</text:span></text:a></text:p>
      <text:p text:style-name="P2"/>
      <text:p text:style-name="P2">This acts as the equivalent of a questionnaire, combined with online consent form. The participant information sheet will also be available and downloadable from the above website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1-05-18T14:07:34.495055052</meta:creation-date>
    <dc:date>2021-05-18T14:10:45.767828108</dc:date>
    <dc:creator>Jeroen Minderman</dc:creator>
    <meta:editing-duration>PT3M12S</meta:editing-duration>
    <meta:editing-cycles>1</meta:editing-cycles>
    <meta:document-statistic meta:table-count="0" meta:image-count="0" meta:object-count="0" meta:page-count="1" meta:paragraph-count="3" meta:word-count="50" meta:character-count="358" meta:non-whitespace-character-count="310"/>
    <meta:generator>LibreOffice/6.0.7.3$Linux_X86_64 LibreOffice_project/00m0$Build-3</meta:generator>
  </office:meta>
</office:document-meta>
</file>